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40pt" officeooo:rsid="000f8adc" officeooo:paragraph-rsid="000f8adc" style:font-size-asian="35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ste management</text:p>
      <text:p text:style-name="P1"/>
      <text:p text:style-name="P1">1.(statistics and estimates of waste food)</text:p>
      <text:p text:style-name="P1">2.taste wise ranking of today’s food</text:p>
      <text:p text:style-name="P1">3.feedbacks.</text:p>
      <text:p text:style-name="P1">4.manage left over food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6:17:43.324199276</meta:creation-date>
    <meta:generator>LibreOffice/5.1.2.2$Linux_X86_64 LibreOffice_project/10m0$Build-2</meta:generator>
    <dc:date>2018-03-13T16:21:44.164474527</dc:date>
    <meta:editing-duration>PT4M1S</meta:editing-duration>
    <meta:editing-cycles>1</meta:editing-cycles>
    <meta:document-statistic meta:table-count="0" meta:image-count="0" meta:object-count="0" meta:page-count="1" meta:paragraph-count="5" meta:word-count="19" meta:character-count="130" meta:non-whitespace-character-count="116"/>
  </office:meta>
</office:document-meta>
</file>